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2ec" officeooo:paragraph-rsid="001502ec"/>
    </style:style>
    <style:style style:name="P2" style:family="paragraph" style:parent-style-name="Standard">
      <style:text-properties officeooo:rsid="0016bfda" officeooo:paragraph-rsid="0016bf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or replace procedure Ver_Emple</text:p>
      <text:p text:style-name="P1"/>
      <text:p text:style-name="P1">As</text:p>
      <text:p text:style-name="P1"><text:tab/>Cursor cur_emple IS</text:p>
      <text:p text:style-name="P1"><text:tab/><text:tab/>Select apellido, salario</text:p>
      <text:p text:style-name="P1"><text:tab/><text:tab/><text:tab/>From emple;</text:p>
      <text:p text:style-name="P1"><text:tab/>Vapellido varcahar2(20):</text:p>
      <text:p text:style-name="P1"><text:tab/>Vsalario number;</text:p>
      <text:p text:style-name="P1">Begin</text:p>
      <text:p text:style-name="P1"><text:tab/>Open cur_emple;</text:p>
      <text:p text:style-name="P1"><text:tab/>Fetch cur_emple into Vapellido,Vsalario;</text:p>
      <text:p text:style-name="P1"><text:tab/>while cur_emple%Found LOOP</text:p>
      <text:p text:style-name="P1"><text:tab/><text:tab/>VER(Vapellido || ‘’ || Vsalario);</text:p>
      <text:p text:style-name="P1"><text:tab/><text:tab/>Fectch </text:p>
      <text:p text:style-name="P1"/>
      <text:p text:style-name="P1"/>
      <text:p text:style-name="P1"/>
      <text:p text:style-name="P1"/>
      <text:p text:style-name="P1"/>
      <text:p text:style-name="P1"/>
      <text:p text:style-name="P2">create or replace procedure ver_depart</text:p>
      <text:p text:style-name="P2"><text:s text:c="4"/>as </text:p>
      <text:p text:style-name="P2"><text:s text:c="8"/>cursor cur_dep is</text:p>
      <text:p text:style-name="P2"><text:s text:c="12"/></text:p>
      <text:p text:style-name="P2"><text:s text:c="12"/>select dnombre, max(salario), min(salario), Avg (salario)</text:p>
      <text:p text:style-name="P2"><text:s text:c="16"/>from emple e, depart d</text:p>
      <text:p text:style-name="P2"><text:s text:c="20"/>where e.dept_no = d.dept_no</text:p>
      <text:p text:style-name="P2"><text:s text:c="20"/>group by dnombre</text:p>
      <text:p text:style-name="P2"><text:s text:c="20"/></text:p>
      <text:p text:style-name="P2"><text:s text:c="12"/>vnombre varchar2(20);</text:p>
      <text:p text:style-name="P2"><text:s text:c="12"/>vsalmaximo number;</text:p>
      <text:p text:style-name="P2"><text:s text:c="12"/>vsalariomedio number;</text:p>
      <text:p text:style-name="P2"><text:s text:c="12"/></text:p>
      <text:p text:style-name="P2"><text:s text:c="4"/>begin</text:p>
      <text:p text:style-name="P2"><text:s text:c="8"/></text:p>
      <text:p text:style-name="P2"><text:s text:c="8"/>open cur_dep </text:p>
      <text:p text:style-name="P2"><text:s text:c="8"/></text:p>
      <text:p text:style-name="P2"><text:s text:c="8"/>loop </text:p>
      <text:p text:style-name="P2"><text:s text:c="8"/></text:p>
      <text:p text:style-name="P2"><text:s text:c="12"/>fetch cur_dep into vnombre, vsalmaximo, vsalmedio;</text:p>
      <text:p text:style-name="P2"><text:s text:c="12"/>exit when cur_dep % no found;</text:p>
      <text:p text:style-name="P2"><text:s text:c="12"/>ver( cur_dep % roundcount || vnombre || '' || vsalmaximo || '' || vsalmedio);</text:p>
      <text:p text:style-name="P2"><text:s text:c="12"/></text:p>
      <text:p text:style-name="P2"><text:s text:c="8"/>end loop;</text:p>
      <text:p text:style-name="P2"><text:s text:c="8"/></text:p>
      <text:p text:style-name="P2"><text:s text:c="8"/>ver('hay' || cur_dep% roundcount || 'departamentos')</text:p>
      <text:p text:style-name="P2"><text:s text:c="8"/></text:p>
      <text:p text:style-name="P2"><text:s text:c="8"/>close cur_dep;</text:p>
      <text:p text:style-name="P2"><text:s text:c="8"/></text:p>
      <text:p text:style-name="P2"><text:s text:c="4"/>end;</text:p>
      <text:p text:style-name="P2"><text:s text:c="4"/></text:p>
      <text:p text:style-name="P2"><text:s text:c="4"/></text:p>
      <text:p text:style-name="P2"><text:soft-page-break/><text:s text:c="4"/></text:p>
      <text:p text:style-name="P2"/>
      <text:p text:style-name="P2"/>
      <text:p text:style-name="P2"><text:s text:c="4"/></text:p>
      <text:p text:style-name="P2"><text:s text:c="4"/>create or replace procedure ver_todo</text:p>
      <text:p text:style-name="P2"><text:s text:c="4"/>as </text:p>
      <text:p text:style-name="P2"><text:s text:c="8"/>cursor c1 is select * from emple;</text:p>
      <text:p text:style-name="P2"><text:s text:c="8"/></text:p>
      <text:p text:style-name="P2"><text:s text:c="8"/>vemple emple%rowtype;</text:p>
      <text:p text:style-name="P2"><text:s text:c="8"/></text:p>
      <text:p text:style-name="P2"><text:s text:c="4"/>begin</text:p>
      <text:p text:style-name="P2"><text:s text:c="4"/></text:p>
      <text:p text:style-name="P2"><text:s text:c="8"/>open c1;</text:p>
      <text:p text:style-name="P2"><text:s text:c="8"/></text:p>
      <text:p text:style-name="P2"><text:s text:c="8"/>fetch c1 into vemple;</text:p>
      <text:p text:style-name="P2"><text:s text:c="8"/></text:p>
      <text:p text:style-name="P2"><text:s text:c="8"/>while c1%found then loop</text:p>
      <text:p text:style-name="P2"><text:s text:c="8"/></text:p>
      <text:p text:style-name="P2"><text:s text:c="12"/>ver( vemple.oficio || vemple.apellido)</text:p>
      <text:p text:style-name="P2"><text:s text:c="12"/></text:p>
      <text:p text:style-name="P2"><text:s text:c="12"/>fetch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43:37.207663093</meta:creation-date>
    <dc:date>2018-03-13T11:22:33.766624258</dc:date>
    <meta:editing-duration>PT8M3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64" meta:word-count="139" meta:character-count="1419" meta:non-whitespace-character-count="850"/>
  </office:meta>
</office:document-meta>
</file>